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style="normal" style:font-style-asian="normal" style:font-style-complex="normal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 style:list-style-name="L1"/>
    <style:style style:name="P4" style:family="paragraph" style:parent-style-name="Standard" style:list-style-name="L2"/>
    <style:style style:name="P5" style:family="paragraph" style:parent-style-name="Preformatted_20_Text">
      <style:paragraph-properties fo:background-color="#c0c0c0">
        <style:background-image/>
      </style:paragraph-properties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text-properties fo:font-style="normal" style:font-style-asian="normal" style:font-style-complex="normal"/>
    </style:style>
    <style:style style:name="P8" style:family="paragraph" style:parent-style-name="Text_20_body">
      <style:text-properties fo:font-style="normal" style:font-style-asian="normal" style:font-style-complex="normal"/>
    </style:style>
    <style:style style:name="P9" style:family="paragraph" style:parent-style-name="Preformatted_20_Text">
      <style:paragraph-properties fo:background-color="#c0c0c0">
        <style:background-image/>
      </style:paragraph-properties>
      <style:text-properties fo:font-style="normal" style:font-style-asian="normal" style:font-style-complex="normal"/>
    </style:style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3.8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5.71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3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6.985cm" text:min-label-width="0.635cm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7.62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8.25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8.89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3.351cm" text:min-label-width="0.635cm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4.62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.89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.161cm" text:min-label-width="0.635cm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8.43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9.70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0.971cm" text:min-label-width="0.635cm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12.24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3.51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4.781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XWIKI SQL</text:p>
      <text:p text:style-name="P2">GradSoft Ltd. <text:a xlink:type="simple" xlink:href="http://www.gradsoft.ua/">http://www.gradsoft.ua</text:a></text:p>
      <text:p text:style-name="P2">Ruslan Shevchenko.</text:p>
      <text:p text:style-name="Standard"/>
      <text:h text:style-name="Heading_20_1" text:outline-level="1">Introduction</text:h>
      <text:p text:style-name="Standard"/>
      <text:p text:style-name="Standard">XwikSqlPlugin is useful in situation, when we need connect from <text:a xlink:type="simple" xlink:href="http://www.xwiki.org/">xwiki</text:a> application to foreign relational databases. With help of <text:s/>xwikisql plugin we can use sql statements in velocity templates. In addition application programmer cand not care about connection management: <text:s/>xwiki sql plugin do this automatically. <text:s text:c="2"/>So, programming in xwiki become efficient alternative to <text:s/>LAMP, <text:s/>applicable in java-based environment. </text:p>
      <text:p text:style-name="Standard"/>
      <text:h text:style-name="Heading_20_1" text:outline-level="1">Download:</text:h>
      <text:p text:style-name="Text_20_body"><text:s text:c="5"/>You can download <text:s/>project artifacts from <text:a xlink:type="simple" xlink:href="http://code.google.com/p/xwikisql/downloads/list">google project space</text:a> or from our local site: </text:p>
      <text:list text:style-name="L1">
        <text:list-item>
          <text:p text:style-name="P3"><text:a xlink:type="simple" xlink:href="http://xwikisql.googlecode.com/files/xwiki-plugin-sql-1.5.jar" text:style-name="Internet_20_link" text:visited-style-name="Visited_20_Internet_20_Link">xwiki-plugin-sql-1.5.jar</text:a> – just jar.</text:p>
        </text:list-item>
        <text:list-item>
          <text:p text:style-name="P3"><text:a xlink:type="simple" xlink:href="http://xwikisql.googlecode.com/files/xwiki-plugin-sql-src-1.5.tar.gz" text:style-name="Internet_20_link" text:visited-style-name="Visited_20_Internet_20_Link">xwiki-plugin-sql-src-1.5.tar.gz</text:a> – source distributive.</text:p>
        </text:list-item>
      </text:list>
      <text:p text:style-name="Text_20_body"/>
      <text:p text:style-name="Text_20_body"><text:s text:c="5"/>License is GPL v3.</text:p>
      <text:h text:style-name="Heading_20_1" text:outline-level="1">Installation:</text:h>
      <text:p text:style-name="Standard"/>
      <text:list text:style-name="L2">
        <text:list-item>
          <text:p text:style-name="P4">Configure JNDI data store in application container, <text:s/>where you xwiki instance is running.</text:p>
        </text:list-item>
        <text:list-item>
          <text:p text:style-name="P4">Add <text:s/>xwiki sql plugin to you xwiki instance, i.e:</text:p>
          <text:list>
            <text:list-item>
              <text:p text:style-name="P4">copy <text:s text:c="2"/>xwiki-plugin-sql-1.1.jar <text:s/>to <text:s/>&lt;webapp-root&gt;/WEB-INF/lib;</text:p>
            </text:list-item>
            <text:list-item>
              <text:p text:style-name="P4">add ua.gradsoft.xwikisql.SqlPlugin <text:s/>to <text:s/>list of <text:s/>active plugins in &lt;webapp-root&gt;/WEB-INF/xwiki.cfg;</text:p>
            </text:list-item>
            <text:list-item>
              <text:p text:style-name="P4">restart xwiki;</text:p>
            </text:list-item>
          </text:list>
        </text:list-item>
      </text:list>
      <text:p text:style-name="Standard"/>
      <text:h text:style-name="Heading_20_1" text:outline-level="1">Usage:</text:h>
      <text:p text:style-name="Standard"/>
      <text:p text:style-name="Standard"><text:s/>Now it is possible to use sql statements in velocity templates. <text:s/>Detailed reference you can find in <text:a xlink:type="simple" xlink:href="http://xwikisql.gradsoft.ua/docs/api/">XwikiSqlApi</text:a>, below is few code snippets:</text:p>
      <text:p text:style-name="Standard"><text:s/></text:p>
      <text:p text:style-name="P5">## connect to database.</text:p>
      <text:p text:style-name="P5">#set <text:s/>($mydb=$xwiki.sql.getDabase(“MyDS”))</text:p>
      <text:p text:style-name="P5"/>
      <text:p text:style-name="P5">## print top 10 records from our table.</text:p>
      <text:p text:style-name="P5">&lt;table&gt;</text:p>
      <text:p text:style-name="P5">#foreach($row in $mydb.executeQuery(</text:p>
      <text:p text:style-name="P5"><text:s text:c="20"/>“select id, name </text:p>
      <text:p text:style-name="P5"><text:s text:c="26"/>from (select id, name, rownum from test_table) </text:p>
      <text:p text:style-name="P5"><text:s text:c="26"/>where rownum &lt; 10”</text:p>
      <text:p text:style-name="P5"><text:s text:c="14"/>))</text:p>
      <text:p text:style-name="P5"><text:s/>&lt;tr&gt;</text:p>
      <text:p text:style-name="P5"><text:s text:c="2"/>&lt;td&gt; $row.getLong(“id”) &lt;/td&gt;</text:p>
      <text:p text:style-name="P5"><text:s text:c="2"/>&lt;td&gt; $row.getString(“name”) &lt;/td&gt;</text:p>
      <text:p text:style-name="P5"><text:s/>&lt;/tr&gt;</text:p>
      <text:p text:style-name="P5">#end</text:p>
      <text:p text:style-name="P5">&lt;/table&gt;</text:p>
      <text:p text:style-name="P5"/>
      <text:p text:style-name="Standard"/>
      <text:p text:style-name="Standard">Of course better use <text:s/>bind variables:</text:p>
      <text:p text:style-name="Standard"/>
      <text:p text:style-name="Standard"/>
      <text:p text:style-name="P5">##receive database</text:p>
      <text:p text:style-name="P5">#set <text:s/>($mydb=$xwiki.sql.getDabase(“MyDS”))</text:p>
      <text:p text:style-name="P5"/>
      <text:p text:style-name="P5">## print n pages from our table.</text:p>
      <text:p text:style-name="P5">## set ($lowRow=$currentPage*$nRowsInPage)</text:p>
      <text:p text:style-name="P5">## set ($hightRow=($currentPage+1)*$nRowsInPage)</text:p>
      <text:p text:style-name="P5">&lt;table&gt;</text:p>
      <text:p text:style-name="P5">#foreach($row in $mydb.executeQuery(</text:p>
      <text:p text:style-name="P5"><text:s text:c="20"/>“select id, name </text:p>
      <text:p text:style-name="P5"><text:s text:c="26"/>from (select id, name, rownum from test_table) </text:p>
      <text:p text:style-name="P5"><text:s text:c="26"/>where rownum &gt; ? and rownum &lt; ?”</text:p>
      <text:p text:style-name="P5"><text:s text:c="21"/>, [ $lowRow, $hightRow ]</text:p>
      <text:p text:style-name="P5"><text:s text:c="14"/>))</text:p>
      <text:p text:style-name="P5"><text:s/>&lt;tr&gt;</text:p>
      <text:p text:style-name="P5"><text:s text:c="2"/>&lt;td&gt; $row.getLong(“id”) &lt;/td&gt;</text:p>
      <text:p text:style-name="P5"><text:s text:c="2"/>&lt;td&gt; $row.getString(“name”) &lt;/td&gt;</text:p>
      <text:p text:style-name="P5"><text:s/>&lt;/tr&gt;</text:p>
      <text:p text:style-name="P5">#end</text:p>
      <text:p text:style-name="P5">&lt;/table&gt;</text:p>
      <text:p text:style-name="Text_20_body"/>
      <text:p text:style-name="Text_20_body"><text:s/>Example of <text:s/>update statements:</text:p>
      <text:p text:style-name="Text_20_body"/>
      <text:p text:style-name="P5">##receive database</text:p>
      <text:p text:style-name="P5">#set <text:s/>($mydb=$xwiki.sql.getDabase(“MyDS”))</text:p>
      <text:p text:style-name="P5"/>
      <text:p text:style-name="P5">#set <text:s/>($result=$mydb.executeUpdate(</text:p>
      <text:p text:style-name="P5"><text:s text:c="13"/>“update test_table set name=? where id=?”,</text:p>
      <text:p text:style-name="P5"><text:s text:c="13"/>[$myname,$myid])</text:p>
      <text:p text:style-name="P5"/>
      <text:p text:style-name="Text_20_body"/>
      <text:p text:style-name="Text_20_body"><text:s/>Sometimes we need <text:s/>explicit set type of <text:s/>binded parameters, in such case we can write <text:s/>pair from typename and <text:s/>value (instead value on the same place), where typename is name of appropriative constants in <text:s/>javax.sql.Types API.</text:p>
      <text:p text:style-name="Text_20_body">Example:</text:p>
      <text:p text:style-name="P5"/>
      <text:p text:style-name="P5">#set <text:s/>($result=$mydb.executeUpdate(</text:p>
      <text:p text:style-name="P5"><text:s text:c="13"/>“update test_table set name=? when=? where id=?”,</text:p>
      <text:p text:style-name="P5"><text:s text:c="13"/>[$myname,[TIME “2008-01-01T12:00:00”],$myid])</text:p>
      <text:p text:style-name="P5"/>
      <text:p text:style-name="Text_20_body"/>
      <text:p text:style-name="Text_20_body">will set value of <text:s/>when to midday of <text:s/>01.01.2008. <text:s/>As you see, date and time values are mapped to <text:s/>strings according to IS0 86601.</text:p>
      <text:p text:style-name="Text_20_body">Yet <text:s/>one note about types: <text:s/>for now supported <text:s/>only primitive data types (if you need more – contact us). <text:s/></text:p>
      <text:p text:style-name="Text_20_body">That's all in glance. <text:s/>API description is available (<text:a xlink:type="simple" xlink:href="http://xwikisql.gradsoft.ua/docs/api/">reference</text:a>).</text:p>
      <text:p text:style-name="Text_20_body">Yet one not about error handling: usually errors during exceptions are throwed to xwiki top-level, but sometimes we <text:s/>need handle sql errors in velocity code. <text:s text:c="2"/>It is possible by setting database property <text:span text:style-name="T1">throwExceptions</text:span> to <text:span text:style-name="T1">false, </text:span><text:span text:style-name="T2">as in next code snippet</text:span>:</text:p>
      <text:p text:style-name="P5">$mydb.setThrowExceptions(false)</text:p>
      <text:p text:style-name="P5">#set <text:s/>($result=$mydb.executeQuery($sql))</text:p>
      <text:p text:style-name="P5">#if($mydb.wasError())</text:p>
      <text:p text:style-name="P5"><text:s/>Error during evaluating $sql: $mydb.getLastException().getMessage() <text:s/></text:p>
      <text:p text:style-name="P5">#else</text:p>
      <text:p text:style-name="P5"><text:s/>sql sentence $sql was executed without errors. <text:s/>Received $rs.getNRows() rows.</text:p>
      <text:p text:style-name="P5">#end</text:p>
      <text:p text:style-name="P5"/>
      <text:h text:style-name="Heading_20_1" text:outline-level="1"><text:bookmark-start text:name="DDE_LINK3"/>Configuration:<text:bookmark-end text:name="DDE_LINK3"/></text:h>
      <text:p text:style-name="Text_20_body">XwikiSqlPlugin can be configured or through set of variables in xwiki.cfg, prefixed by 'xwikisql.' <text:s/>or through own configuration file. <text:s/>(name of file can be set in xwikisql.configuration.fname).</text:p>
      <text:p text:style-name="Text_20_body">Configurated variables are next:</text:p>
      <text:list text:style-name="L3">
        <text:list-item>
          <text:p text:style-name="P6"><text:span text:style-name="T3">throwExceptions</text:span> <text:s/>-- <text:s/>determinate first-time behavior ofxwiki on errors: <text:s/>when set to true – plugin throws exceptions on error, otherwise – log exception to <text:span text:style-name="T1">ua.gradsoft.xwikisql.SqlPlugin</text:span> logger with error mark and return to velocity null variable; <text:s/>Note, that this can be programmatially changed by call of <text:span text:style-name="T1">SqlDatabase.setThrowExceptions().</text:span></text:p>
        </text:list-item>
        <text:list-item>
          <text:p text:style-name="P6"><text:span text:style-name="T3">logSql</text:span> – if true, <text:s/>log <text:s/>sql statements to <text:s/><text:span text:style-name="T1">ua.gradsoft.xwikisql.SqlPlugin</text:span> logger with <text:span text:style-name="T1">info</text:span> priority;</text:p>
        </text:list-item>
        <text:list-item>
          <text:p text:style-name="P6"><text:span text:style-name="T3">logEnabled</text:span> – if false then disable all logging.</text:p>
        </text:list-item>
        <text:list-item>
          <text:p text:style-name="P6"><text:bookmark-start text:name="DDE_LINK"/><text:span text:style-name="T3">maxRowsRetrieved</text:span><text:bookmark-end text:name="DDE_LINK"/> – maximum number of rows, which can be retrieved through one select statement. (default – 1000). <text:s/>If <text:s/>select statement returns more rows, than only <text:span text:style-name="T4">maxRowsRetrieved</text:span> are actually retrieved and <text:s/>method <text:span text:style-name="T1">isNotAllRows() </text:span><text:span text:style-name="T5">of approriative SQL Result <text:s/>returns true;</text:span></text:p>
        </text:list-item>
        <text:list-item>
          <text:p text:style-name="P7"><text:span text:style-name="T6">initialContextPrefix</text:span> – initial context prefix to database. <text:s/>Default is 'java:comp/env'. <text:s/>Can be useful during work with obsolete versions of server.</text:p>
        </text:list-item>
      </text:list>
      <text:p text:style-name="P8">Appropriative section of xwik.cfg can look as:</text:p>
      <text:p text:style-name="P9"/>
      <text:p text:style-name="P9">xwikisql.logSql=1</text:p>
      <text:p text:style-name="P9">xwikisql.throwExceptions=0</text:p>
      <text:p text:style-name="P9">xwikisql.maxRowsRetrieved=200</text:p>
      <text:p text:style-name="P5"/>
      <text:p text:style-name="Text_20_body"/>
      <text:p text:style-name="Text_20_body">Or, when we want to keep xwikisql configuration in separate file, than in xwiki.cfg we have:</text:p>
      <text:p text:style-name="P9"><text:bookmark-start text:name="DDE_LINK1"/>xwikisql.configuration.fname=&lt;fname&gt;</text:p>
      <text:p text:style-name="P5"/>
      <text:p text:style-name="Text_20_body"><text:bookmark-end text:name="DDE_LINK1"/>and in &lt;fname&gt; - serialized from of class <text:s/><text:span text:style-name="T1">ua.gradsoft.xwikisql.XWikiSqlPluginConfiguration</text:span><text:span text:style-name="T5">, according to JSR57</text:span>:</text:p>
      <text:p text:style-name="P9">&lt;?xml version="1.0" encoding="UTF-8"?&gt;</text:p>
      <text:p text:style-name="P9">&lt;java version="1.5.0" class="java.beans.<text:bookmark-start text:name="DDE_LINK2"/>XMLDecoder<text:bookmark-end text:name="DDE_LINK2"/>"&gt;</text:p>
      <text:p text:style-name="P9"><text:s/>&lt;object class="ua.gradsoft.xwikisql.XWikiSqlPluginConfiguration"&gt;</text:p>
      <text:p text:style-name="P9"><text:s text:c="2"/>&lt;void property=”throwExceptions”&gt;</text:p>
      <text:p text:style-name="P9"><text:s text:c="4"/>&lt;boolean&gt;true&lt;/boolean&gt;</text:p>
      <text:p text:style-name="P9"><text:s text:c="2"/>&lt;/void&gt;</text:p>
      <text:p text:style-name="P9"><text:s text:c="2"/>&lt;void property=”logSql”&gt;</text:p>
      <text:p text:style-name="P9"><text:s text:c="4"/>&lt;boolean&gt;true&lt;/boolean&gt;</text:p>
      <text:p text:style-name="P9"><text:s text:c="2"/>&lt;/void&gt;</text:p>
      <text:p text:style-name="P9"><text:s text:c="2"/>&lt;void property=”maxRowsRetrieved”&gt;</text:p>
      <text:p text:style-name="P9"><text:s text:c="4"/>&lt;int&gt;300&lt;/int&gt;</text:p>
      <text:p text:style-name="P9"><text:s text:c="2"/>&lt;/void&gt;</text:p>
      <text:p text:style-name="P9"><text:s/>&lt;/object&gt;</text:p>
      <text:p text:style-name="P9">&lt;/java&gt;</text:p>
      <text:p text:style-name="P5"/>
      <text:p text:style-name="Text_20_body"/>
      <text:p text:style-name="Text_20_body">Also logging can be configured from xwiki-wide log4j.properties – to enable debug just append next string to log4j configuration and restart xwiki.</text:p>
      <text:p text:style-name="Preformatted_20_Text">log4j.logger.ua.gradsoft.xwikisql=debug</text:p>
      <text:p text:style-name="Text_20_body"/>
      <text:h text:style-name="Heading_20_1" text:outline-level="1">Changes:</text:h>
      <text:p text:style-name="Text_20_body"><text:s text:c="2"/>2008-05-07 <text:s text:c="3"/>revision-1.5</text:p>
      <text:list text:style-name="L4">
        <text:list-item>
          <text:p text:style-name="P10">fixed bug wih setting of Timestamp and Type in input-parameters before Date (issue#1);</text:p>
        </text:list-item>
        <text:list-item>
          <text:p text:style-name="P10">fixed bug with retrieving of <text:s/>jsch library during ivy configuration;</text:p>
        </text:list-item>
        <text:list-item>
          <text:p text:style-name="P10">simple-jndi <text:s/>dependency is now from published 11.3 version;</text:p>
        </text:list-item>
      </text:list>
      <text:p text:style-name="Text_20_body"><text:bookmark-start text:name="DDE_LINK4"/><text:s text:c="2"/>2008-04-05 <text:s text:c="3"/>revision-1.4</text:p>
      <text:list text:style-name="L4">
        <text:list-item text:start-value="1">
          <text:p text:style-name="P10">added <text:s/><text:span text:style-name="T1">logEnable</text:span> <text:s/>writable property to SQLErrorable;</text:p>
        </text:list-item>
        <text:list-item>
          <text:p text:style-name="P10">changed ivy configuration to build with newest xwiki release.</text:p>
        </text:list-item>
        <text:list-item>
          <text:p text:style-name="P10">fixed bug with setting logSql from configuration.</text:p>
        </text:list-item>
      </text:list>
      <text:p text:style-name="Text_20_body"><text:bookmark-end text:name="DDE_LINK4"/><text:s text:c="2"/>2008-03-07 <text:s text:c="3"/>revision-1.3</text:p>
      <text:list text:style-name="L4">
        <text:list-item text:start-value="1">
          <text:p text:style-name="P10">added <text:s/><text:span text:style-name="T1">throwExceptions</text:span> <text:s/>writable property to SQLErrorable.</text:p>
        </text:list-item>
      </text:list>
      <text:p text:style-name="Text_20_body"><text:s text:c="2"/>2008-02-27 <text:s text:c="3"/>revision-1.2</text:p>
      <text:list text:style-name="L5">
        <text:list-item>
          <text:p text:style-name="P11">added <text:s text:c="2"/>initialContextPrefix configuration parameter;</text:p>
        </text:list-item>
        <text:list-item>
          <text:p text:style-name="P11">agged <text:s/>getInteger() family of methods;</text:p>
        </text:list-item>
      </text:list>
      <text:p text:style-name="Text_20_body"><text:s text:c="2"/>2008-02-11 <text:s text:c="3"/>revision-1.1 <text:s/></text:p>
      <text:p text:style-name="Text_20_body"><text:s text:c="2"/>2008-02-06 <text:s text:c="3"/>Initial revis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style:use-window-font-color="true" style:font-name="Arial" fo:font-size="12pt" fo:language="en" fo:country="US" style:font-name-asian="DejaVu LGC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LGC San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Ruslan Shevchenko</meta:initial-creator>
    <meta:creation-date>2008-02-06T13:23:45</meta:creation-date>
    <dc:creator>Ruslan Shevchenko</dc:creator>
    <dc:date>2008-05-06T11:19:18</dc:date>
    <dc:language>en-US</dc:language>
    <meta:editing-cycles>18</meta:editing-cycles>
    <meta:editing-duration>PT11H45M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22" meta:word-count="832" meta:character-count="6339"/>
  </office:meta>
</office:document-meta>
</file>